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outline1">
      <style:graphic-properties fo:min-height="11.929cm"/>
    </style:style>
    <style:style style:name="pr3" style:family="presentation" style:parent-style-name="默认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What Pyth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胶水语言：能够把用其他语言制作的各种模块（尤其是C/C++）很轻松地联结在一起</text:p>
              </text:list-item>
              <text:list-item>
                <text:p>解释语言：运行时编译，py-&gt;pyc,然后由Python Virtual Machine执行</text:p>
              </text:list-item>
              <text:list-item>
                <text:p>面向对象：</text:p>
              </text:list-item>
              <text:list-item>
                <text:p>两大版本：2.7x; 3.x</text:p>
              </text:list-item>
              <text:list-item>
                <text:p>强大的库：集成强大的各类库实现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用途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数据处理：图形，数学，文本，数据库</text:p>
              </text:list-item>
              <text:list-item>
                <text:p>网络编程：常见的网络爬虫</text:p>
              </text:list-item>
              <text:list-item>
                <text:p>多媒体：PyOpenGL A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Python Hello Worl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rint('Hello World!')</text:p>
                <text:p/>
              </text:list-item>
              <text:list-item>
                <text:p>#!/usr/bin/env python</text:p>
                <text:p>print('Hello World!'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Fallback" style:font-family-complex="'Droid Sans Fallbac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Fallback" style:font-family-complex="'Droid Sans Fallback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3T15:28:43.637512417</meta:creation-date>
    <meta:generator>LibreOffice/4.2.8.2$Linux_X86_64 LibreOffice_project/420m0$Build-2</meta:generator>
    <dc:date>2016-07-23T16:55:53.325348048</dc:date>
    <meta:editing-duration>PT23M59S</meta:editing-duration>
    <meta:editing-cycles>3</meta:editing-cycles>
    <meta:document-statistic meta:object-count="33"/>
  </office:meta>
</office:document-meta>
</file>